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</style:style>
    <style:style style:name="T354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K241752795BR</text:p>
        </text:list-item>
        <text:list-item>
          <text:p text:style-name="P305">AK241682940BR</text:p>
        </text:list-item>
        <text:list-item>
          <text:p text:style-name="P306">AK241583085BR</text:p>
        </text:list-item>
        <text:list-item>
          <text:p text:style-name="P307">AK241634706BR</text:p>
        </text:list-item>
        <text:list-item>
          <text:p text:style-name="P308">AK242148263BR</text:p>
        </text:list-item>
        <text:list-item>
          <text:p text:style-name="P309">AK242412158BR</text:p>
        </text:list-item>
        <text:list-item>
          <text:p text:style-name="P310">AK242428192BR</text:p>
        </text:list-item>
        <text:list-item>
          <text:p text:style-name="P311">AK2419480BR</text:p>
        </text:list-item>
        <text:list-item>
          <text:p text:style-name="P312">AK242304578BR</text:p>
        </text:list-item>
        <text:list-item>
          <text:p text:style-name="P313">AK2426235BR</text:p>
        </text:list-item>
        <text:list-item>
          <text:p text:style-name="P314">AA202739506BR</text:p>
        </text:list-item>
        <text:list-item>
          <text:p text:style-name="P315">AK24068685BR</text:p>
        </text:list-item>
        <text:list-item>
          <text:p text:style-name="P316">AK240623171BR</text:p>
        </text:list-item>
        <text:list-item>
          <text:p text:style-name="P317">AK241479808BR</text:p>
        </text:list-item>
        <text:list-item>
          <text:p text:style-name="P318">AA201951780BR</text:p>
        </text:list-item>
        <text:list-item>
          <text:p text:style-name="P319">AA20313036BR</text:p>
        </text:list-item>
        <text:list-item>
          <text:p text:style-name="P320">AK240139343BR</text:p>
        </text:list-item>
        <text:list-item>
          <text:p text:style-name="P321">AK241206781BR</text:p>
        </text:list-item>
        <text:list-item>
          <text:p text:style-name="P322">AK2427805BR</text:p>
        </text:list-item>
        <text:list-item>
          <text:p text:style-name="P323">AA20308081BR</text:p>
        </text:list-item>
        <text:list-item>
          <text:p text:style-name="P324">AK24194234BR</text:p>
        </text:list-item>
        <text:list-item>
          <text:p text:style-name="P325">AK24129254BR</text:p>
        </text:list-item>
        <text:list-item>
          <text:p text:style-name="P326">AA203785952BR</text:p>
        </text:list-item>
        <text:list-item>
          <text:p text:style-name="P327">AK24174195BR</text:p>
        </text:list-item>
        <text:list-item>
          <text:p text:style-name="P328">AA204794261BR</text:p>
        </text:list-item>
        <text:list-item>
          <text:p text:style-name="P329">AA202935810BR</text:p>
        </text:list-item>
        <text:list-item>
          <text:p text:style-name="P330">AK24104395BR</text:p>
        </text:list-item>
        <text:list-item>
          <text:p text:style-name="P331">AK24139415BR</text:p>
        </text:list-item>
        <text:list-item>
          <text:p text:style-name="P332">AA20281479BR</text:p>
        </text:list-item>
        <text:list-item>
          <text:p text:style-name="P333">AK241671258BR</text:p>
        </text:list-item>
        <text:list-item>
          <text:p text:style-name="P334">AK242148904BR</text:p>
        </text:list-item>
        <text:list-item>
          <text:p text:style-name="P335">AK24197039BR</text:p>
        </text:list-item>
        <text:list-item>
          <text:p text:style-name="P336">AA20316049BR</text:p>
        </text:list-item>
        <text:list-item>
          <text:p text:style-name="P337">AA20358953BR</text:p>
        </text:list-item>
        <text:list-item>
          <text:p text:style-name="P338">AK24398324BR</text:p>
        </text:list-item>
        <text:list-item>
          <text:p text:style-name="P339">AK243485298BR</text:p>
        </text:list-item>
        <text:list-item>
          <text:p text:style-name="P340">AK2415427BR</text:p>
        </text:list-item>
        <text:list-item>
          <text:p text:style-name="P341">AK242952590BR</text:p>
        </text:list-item>
        <text:list-item>
          <text:p text:style-name="P342">AK24293715BR</text:p>
        </text:list-item>
        <text:list-item>
          <text:p text:style-name="P343">AK2425253BR</text:p>
        </text:list-item>
        <text:list-item>
          <text:p text:style-name="P344">AK243727581BR</text:p>
        </text:list-item>
        <text:list-item>
          <text:p text:style-name="P345">AK242183279BR</text:p>
        </text:list-item>
        <text:list-item>
          <text:p text:style-name="P346">AK241715152BR</text:p>
        </text:list-item>
        <text:list-item>
          <text:p text:style-name="P347">AA202530647BR</text:p>
        </text:list-item>
        <text:list-item>
          <text:p text:style-name="P348">AK241934484BR</text:p>
        </text:list-item>
        <text:list-item>
          <text:p text:style-name="P349">AA202789975BR</text:p>
        </text:list-item>
        <text:list-item>
          <text:p text:style-name="P350">AK242057576BR</text:p>
        </text:list-item>
        <text:list-item>
          <text:p text:style-name="P351">AK241931148BR</text:p>
        </text:list-item>
        <text:list-item>
          <text:p text:style-name="P352">AK241933784BR</text:p>
        </text:list-item>
        <text:list-item>
          <text:p text:style-name="P353"><text:span text:style-name="T354">AK241928838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4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n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50 Mercado Livre (3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/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23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23T20:28:00Z</meta:creation-date>
    <dc:date>2024-07-23T20:28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05" meta:character-count="675" meta:row-count="4" meta:non-whitespace-character-count="571"/>
  </office:meta>
</office:document-meta>
</file>